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08cm" draw:fill="none" draw:fill-color="#ffffff" fo:padding-top="-0.046cm" fo:padding-bottom="-0.046cm" fo:padding-left="-0.046cm" fo:padding-right="-0.046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297cm" fo:min-width="2.727cm"/>
    </style:style>
  </office:automatic-styles>
  <office:body>
    <office:drawing>
      <draw:page draw:name="page1" draw:style-name="dp1" draw:master-page-name="Default">
        <draw:g>
          <draw:glue-point draw:id="4" svg:x="-2.333cm" svg:y="3.485cm"/>
          <draw:glue-point draw:id="5" svg:x="2.333cm" svg:y="3.485cm"/>
          <draw:glue-point draw:id="6" svg:x="0.111cm" svg:y="5cm"/>
          <draw:glue-point draw:id="7" svg:x="0.111cm" svg:y="1.97cm"/>
          <draw:glue-point draw:id="8" svg:x="2cm" svg:y="2.424cm"/>
          <draw:glue-point draw:id="9" svg:x="2cm" svg:y="3.121cm"/>
          <draw:glue-point draw:id="10" svg:x="2cm" svg:y="3.848cm"/>
          <draw:glue-point draw:id="11" svg:x="2cm" svg:y="4.545cm"/>
          <draw:rect draw:style-name="gr1" draw:layer="layout" svg:width="1.273cm" svg:height="0.606cm" svg:x="0.727cm" svg:y="1.394cm">
            <text:p/>
          </draw:rect>
          <draw:rect draw:style-name="gr2" draw:layer="layout" svg:width="1.03cm" svg:height="0.485cm" svg:x="0.788cm" svg:y="1.455cm">
            <text:p/>
          </draw:rect>
          <draw:circle draw:style-name="gr2" draw:layer="layout" svg:width="0.061cm" svg:height="0.061cm" svg:x="1.879cm" svg:y="1.455cm">
            <text:p/>
          </draw:circle>
          <draw:circle draw:style-name="gr2" draw:layer="layout" svg:width="0.061cm" svg:height="0.061cm" svg:x="1.879cm" svg:y="1.594cm">
            <text:p/>
          </draw:circle>
          <draw:circle draw:style-name="gr2" draw:layer="layout" svg:width="0.061cm" svg:height="0.061cm" svg:x="1.879cm" svg:y="1.739cm">
            <text:p/>
          </draw:circle>
          <draw:circle draw:style-name="gr2" draw:layer="layout" svg:width="0.061cm" svg:height="0.061cm" svg:x="1.879cm" svg:y="1.879cm">
            <text:p/>
          </draw:circle>
          <draw:line draw:style-name="gr3" draw:layer="layout" svg:x1="0.848cm" svg:y1="1.939cm" svg:x2="0.848cm" svg:y2="1.838cm">
            <text:p/>
          </draw:line>
          <draw:line draw:style-name="gr3" draw:layer="layout" svg:x1="0.909cm" svg:y1="1.939cm" svg:x2="0.909cm" svg:y2="1.842cm">
            <text:p/>
          </draw:line>
          <draw:line draw:style-name="gr3" draw:layer="layout" svg:x1="0.97cm" svg:y1="1.939cm" svg:x2="0.97cm" svg:y2="1.848cm">
            <text:p/>
          </draw:line>
          <draw:line draw:style-name="gr3" draw:layer="layout" svg:x1="1.03cm" svg:y1="1.939cm" svg:x2="1.03cm" svg:y2="1.818cm">
            <text:p/>
          </draw:line>
          <draw:line draw:style-name="gr3" draw:layer="layout" svg:x1="1.091cm" svg:y1="1.939cm" svg:x2="1.091cm" svg:y2="1.806cm">
            <text:p/>
          </draw:line>
          <draw:line draw:style-name="gr3" draw:layer="layout" svg:x1="1.152cm" svg:y1="1.939cm" svg:x2="1.152cm" svg:y2="1.697cm">
            <text:p/>
          </draw:line>
          <draw:line draw:style-name="gr3" draw:layer="layout" svg:x1="1.212cm" svg:y1="1.939cm" svg:x2="1.212cm" svg:y2="1.661cm">
            <text:p/>
          </draw:line>
          <draw:line draw:style-name="gr3" draw:layer="layout" svg:x1="1.273cm" svg:y1="1.939cm" svg:x2="1.273cm" svg:y2="1.588cm">
            <text:p/>
          </draw:line>
          <draw:line draw:style-name="gr3" draw:layer="layout" svg:x1="1.333cm" svg:y1="1.939cm" svg:x2="1.333cm" svg:y2="1.673cm">
            <text:p/>
          </draw:line>
          <draw:line draw:style-name="gr3" draw:layer="layout" svg:x1="1.394cm" svg:y1="1.939cm" svg:x2="1.394cm" svg:y2="1.697cm">
            <text:p/>
          </draw:line>
          <draw:line draw:style-name="gr3" draw:layer="layout" svg:x1="1.455cm" svg:y1="1.939cm" svg:x2="1.455cm" svg:y2="1.742cm">
            <text:p/>
          </draw:line>
          <draw:line draw:style-name="gr3" draw:layer="layout" svg:x1="1.515cm" svg:y1="1.939cm" svg:x2="1.515cm" svg:y2="1.818cm">
            <text:p/>
          </draw:line>
          <draw:line draw:style-name="gr3" draw:layer="layout" svg:x1="1.576cm" svg:y1="1.939cm" svg:x2="1.576cm" svg:y2="1.857cm">
            <text:p/>
          </draw:line>
          <draw:line draw:style-name="gr3" draw:layer="layout" svg:x1="1.636cm" svg:y1="1.939cm" svg:x2="1.636cm" svg:y2="1.855cm">
            <text:p/>
          </draw:line>
          <draw:line draw:style-name="gr3" draw:layer="layout" svg:x1="1.697cm" svg:y1="1.939cm" svg:x2="1.697cm" svg:y2="1.875cm">
            <text:p/>
          </draw:line>
          <draw:line draw:style-name="gr3" draw:layer="layout" svg:x1="1.758cm" svg:y1="1.939cm" svg:x2="1.758cm" svg:y2="1.875cm">
            <text:p/>
          </draw:line>
          <draw:frame draw:style-name="gr4" draw:layer="layout" svg:width="2.727cm" svg:height="1.297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Spectrum</dc:title>
    <meta:creation-date>2011-02-07T16:50:36</meta:creation-date>
    <meta:editing-duration>P0D</meta:editing-duration>
    <meta:editing-cycles>1</meta:editing-cycles>
    <meta:document-statistic meta:object-count="24"/>
    <meta:generator>OpenOffice.org/3.3$Linux OpenOffice.org_project/330m20$Build-9567</meta:generator>
  </office:meta>
</office:document-meta>
</file>